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"/>
      <text:p text:style-name="P3">Presentació assignatura</text:p>
      <text:p text:style-name="P4">Comentem web assignatura</text:p>
      <text:p text:style-name="P5">Activem el Classroom d'electricitat</text:p>
      <text:p text:style-name="P4"/>
      <text:p text:style-name="P4">Comencem amb apunts Unitat 1.1 – Introducció</text:p>
      <text:p text:style-name="P4">Comentem fins a 1.6 Mesurament de voltatge i corrent</text:p>
      <text:p text:style-name="P4"/>
      <text:p text:style-name="P4">Baixem al taller a desmuntar calaixos de les taules</text:p>
      <text:p text:style-name="P4"/>
      <text:p text:style-name="P2"/>
      <text:p text:style-name="P2">Dimecres<text:tab/>27/09/23</text:p>
      <text:p text:style-name="P6">Unitat 1.1</text:p>
      <text:p text:style-name="P6">Comentem 1.7 Direcció convencional del corrent.</text:p>
      <text:p text:style-name="P6"/>
      <text:p text:style-name="P6">Unitat 1.2</text:p>
      <text:p text:style-name="P6">Comentem</text:p>
      <text:p text:style-name="P7"><text:span text:style-name="T1">1.1 </text:span><text:span text:style-name="T4">Relación entre tensión, corriente y resistencia</text:span></text:p>
      <text:p text:style-name="P6">1.2 Exercicis 1.2-1 i 2</text:p>
      <text:p text:style-name="P6">1.3 Potència elèctrica</text:p>
      <text:p text:style-name="P6">1.5 Resistencias</text:p>
      <text:p text:style-name="P6"/>
      <text:p text:style-name="P6"/>
      <text:p text:style-name="P2">Dijous<text:tab/><text:tab/>28/09/23</text:p>
      <text:p text:style-name="P2"/>
      <text:p text:style-name="P12">Unitat 1.2</text:p>
      <text:p text:style-name="P12">Comentem</text:p>
      <text:p text:style-name="P9"><text:span text:style-name="T3">1.</text:span><text:span text:style-name="T2">6 No linearittat de la resistència</text:span></text:p>
      <text:p text:style-name="P9"><text:span text:style-name="T2">1.7 El cablejat del circuit</text:span></text:p>
      <text:p text:style-name="P9"/>
      <text:p text:style-name="P9"><text:span text:style-name="T2">Baixem al taller per desmuntar taules i tallar taulers.</text:span></text:p>
      <text:p text:style-name="P2"/>
      <text:p text:style-name="P2">Divendres<text:tab/> 29/09/23</text:p>
      <text:p text:style-name="P10"/>
      <text:p text:style-name="P11">Comencem amb unitat 2 “Seguretat en les instal·lacions elèctriques”</text:p>
      <text:p text:style-name="P11"><text:s/>Comentem apartats</text:p>
      <text:p text:style-name="P11">1.1 Efectes fisològics de l'electricitat</text:p>
      <text:p text:style-name="P11">1.2 Toma de terra</text:p>
      <text:p text:style-name="P11">1.3 Llei d'Ohm aplicada a els descàrreg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30T06:20:28.453458225</dc:date>
    <meta:editing-duration>PT2M8S</meta:editing-duration>
    <meta:editing-cycles>6</meta:editing-cycles>
    <meta:document-statistic meta:table-count="0" meta:image-count="0" meta:object-count="0" meta:page-count="1" meta:paragraph-count="29" meta:word-count="122" meta:character-count="825" meta:non-whitespace-character-count="728"/>
  </office:meta>
</office:document-meta>
</file>